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9cm" svg:height="12.8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quel Nieto</meta:initial-creator>
    <meta:creation-date>2012-01-15T12:57:03</meta:creation-date>
    <dc:date>2012-01-15T13:11:46</dc:date>
    <dc:creator>Miquel Nieto</dc:creator>
    <meta:editing-duration>PT14M43S</meta:editing-duration>
    <meta:editing-cycles>1</meta:editing-cycles>
    <meta:document-statistic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link-data-style-to-source="false" chart:pie-offset="50"/>
      <style:graphic-properties draw:stroke="none" draw:fill-color="#4b1f6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001cm" svg:height="12.801cm" xlink:href="." xlink:type="simple" chart:class="chart:circle" chart:style-name="ch1">
        <chart:legend chart:legend-position="start" svg:x="0.858cm" svg:y="1.5cm" chart:style-name="ch2"/>
        <chart:plot-area chart:style-name="ch3" chart:data-source-has-labels="both" svg:x="8.026cm" svg:y="2.126cm" svg:width="9.996cm" svg:height="7.39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026cm" svg:y="2.121cm" svg:width="9.996cm" svg:height="7.40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2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€</text:p>
              </table:table-cell>
            </table:table-row>
          </table:table-header-rows>
          <table:table-rows>
            <table:table-row>
              <table:table-cell office:value-type="string">
                <text:p>Estudi General</text:p>
              </table:table-cell>
              <table:table-cell office:value-type="float" office:value="673.75">
                <text:p>673.75</text:p>
              </table:table-cell>
            </table:table-row>
            <table:table-row>
              <table:table-cell office:value-type="string">
                <text:p>Planificar Projecte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string">
                <text:p>Laboratori Actual</text:p>
              </table:table-cell>
              <table:table-cell office:value-type="float" office:value="1795.5">
                <text:p>1795.5</text:p>
              </table:table-cell>
            </table:table-row>
            <table:table-row>
              <table:table-cell office:value-type="string">
                <text:p>Preparar codis lliures</text:p>
              </table:table-cell>
              <table:table-cell office:value-type="float" office:value="1236.9">
                <text:p>1236.9</text:p>
              </table:table-cell>
            </table:table-row>
            <table:table-row>
              <table:table-cell office:value-type="string">
                <text:p>Realitzar ampliació del laboratori</text:p>
              </table:table-cell>
              <table:table-cell office:value-type="float" office:value="5139.75">
                <text:p>5139.75</text:p>
              </table:table-cell>
            </table:table-row>
            <table:table-row>
              <table:table-cell office:value-type="string">
                <text:p>Preparar Live CD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Realitzar Guies</text:p>
              </table:table-cell>
              <table:table-cell office:value-type="float" office:value="888.3">
                <text:p>888.3</text:p>
              </table:table-cell>
            </table:table-row>
            <table:table-row>
              <table:table-cell office:value-type="string">
                <text:p>Preparar Informe Previ</text:p>
              </table:table-cell>
              <table:table-cell office:value-type="float" office:value="716.625">
                <text:p>716.625</text:p>
              </table:table-cell>
            </table:table-row>
            <table:table-row>
              <table:table-cell office:value-type="string">
                <text:p>Preparar Memória</text:p>
              </table:table-cell>
              <table:table-cell office:value-type="float" office:value="1477.875">
                <text:p>1477.875</text:p>
              </table:table-cell>
            </table:table-row>
            <table:table-row>
              <table:table-cell office:value-type="string">
                <text:p>Preparar Defensa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Reuninons periódiques</text:p>
              </table:table-cell>
              <table:table-cell office:value-type="float" office:value="1378.125">
                <text:p>1378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